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ITC Officina Sans Book" svg:font-family="ITC Officina Sans Book"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style:style>
    <style:style style:name="T2" style:parent-style-name="Absatz-Standardschriftart" style:family="text">
      <style:text-properties fo:font-weight="bold" style:font-weight-asian="bold"/>
    </style:style>
    <style:style style:name="T3" style:parent-style-name="Absatz-Standardschriftart" style:family="text">
      <style:text-properties fo:font-style="italic" style:font-style-asian="italic"/>
    </style:style>
    <style:style style:name="T4" style:parent-style-name="Absatz-Standardschriftart" style:family="text">
      <style:text-properties fo:font-style="italic" style:font-style-asian="italic"/>
    </style:style>
    <style:style style:name="T5" style:parent-style-name="Absatz-Standardschriftart" style:family="text">
      <style:text-properties fo:font-style="italic" style:font-style-asian="italic"/>
    </style:style>
  </office:automatic-styles>
  <office:body>
    <office:text text:use-soft-page-breaks="true">
      <text:p text:style-name="P1">Hal Spacejock book one - Sample yWriter Project</text:p>
      <text:p text:style-name="Untertitel">Simon Haynes</text:p>
      <text:p text:style-name="yWritermarknotes">[ChID:33 (Notes)]</text:p>
      <text:p text:style-name="Heading2">Info</text:p>
      <text:p text:style-name="yWritermarknotes">[ScID:120 (Notes)]</text:p>
      <text:p text:style-name="Textkörper">*** IMPORTANT ***</text:p>
      <text:p text:style-name="Textkörper-Erstzeileneinzug">Uninstalling yWriter5 will uninstall (delete) this sample project.</text:p>
      <text:p text:style-name="Textkörper-Erstzeileneinzug">Reinstalling yWriter5 will overwrite this sample project.</text:p>
      <text:p text:style-name="Textkörper-Erstzeileneinzug"/>
      <text:p text:style-name="Textkörper-Erstzeileneinzug">Therefore, rather than modifying this project with your own content,<text:s/><text:span text:style-name="T2">please create a new project for your own work</text:span>. (<text:span text:style-name="T3">Project - Create Empty Project</text:span>, or<text:s/><text:span text:style-name="T4">Project - New Project Wizard</text:span>)</text:p>
      <text:p text:style-name="Textkörper-Erstzeileneinzug"/>
      <text:p text:style-name="Textkörper-Erstzeileneinzug">Any new projects created with yWriter5 will not be deleted, overwritten or modified when you uninstall or reinstall the software.</text:p>
      <text:p text:style-name="yWritermarknotes">[/ScID (Notes)]</text:p>
      <text:p text:style-name="yWritermarknotes">[/ChID (Notes)]</text:p>
      <text:p text:style-name="yWritermark">[ChID:34]</text:p>
      <text:p text:style-name="Heading1">Part 1</text:p>
      <text:p text:style-name="yWritermark">[/ChID]</text:p>
      <text:soft-page-break/>
      <text:p text:style-name="yWritermark">[ChID:1]</text:p>
      <text:p text:style-name="Heading2">Chapter 1</text:p>
      <text:p text:style-name="yWritermark">[ScID:1]</text:p>
      <text:p text:style-name="Textkörper">Hal Spacejock was sitting at the Black Gull's flight console, his attention riveted to a small chessboard balanced<text:s/>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text:p>
      <text:p text:style-name="Textkörper">###</text:p>
      <text:p text:style-name="Textkörper">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körper-Erstzeileneinzug">"Your turn," said the Navcom, in a neutral female voice.</text:p>
      <text:p text:style-name="Textkörper-Erstzeileneinzug">"I'm thinking."</text:p>
      <text:p text:style-name="Textkörper-Erstzeileneinzug">"While you're planning your opening move, can I tell you about a special offer?"</text:p>
      <text:soft-page-break/>
      <text:p text:style-name="Textkörper-Erstzeileneinzug">"What kind of offer?" asked Hal suspiciously.</text:p>
      <text:p text:style-name="Textkörper-Erstzeileneinzug">"Planet books have a chess title on sale."</text:p>
      <text:p text:style-name="Textkörper-Erstzeileneinzug">"Really? Put it on main."</text:p>
      <text:p text:style-name="Textkörper-Erstzeileneinzug">The wide viewscreen above the console<text:s/>turned red, and the word 'SaLE' appeared in vibrating yellow text. The letters grew legs and marched off the screen, bringing a wire basket on wheels into view.</text:p>
      <text:p text:style-name="Textkörper-Erstzeileneinzug">"I don't need all this crap," said Hal. "Just show me the deal."</text:p>
      <text:p text:style-name="Textkörper-Erstzeileneinzug">"Almost there," said the Navcom. "Keep watching."</text:p>
      <text:p text:style-name="Textkörper-Erstzeileneinzug">A flock of pigeons burst from the basket, leaving a tumbling cloud of feathers which dropped to the ground and formed the words 'Special Offer'. a gust of wind blew the feathers away, and a book title flashed up on the screen.</text:p>
      <text:p text:style-name="Textkörper-Erstzeileneinzug">"Chess for the intellectually challenged?" said Hal, staring at the cover in disbelief. "Is this some kind of joke?"</text:p>
      <text:p text:style-name="Textkörper-Erstzeileneinzug">"It's part of a popular series," said the Navcom.</text:p>
      <text:p text:style-name="Textkörper-Erstzeileneinzug">"What are the others? Interstellar navigation for nutters? Moon landings for morons?"</text:p>
      <text:p text:style-name="Textkörper-Erstzeileneinzug">"Shall I add<text:s/>those titles to your basket?"</text:p>
      <text:p text:style-name="Textkörper-Erstzeileneinzug"/>
      <text:p text:style-name="Textkörper-Erstzeileneinzug">. . .</text:p>
      <text:p text:style-name="yWritermark">[/ScID]</text:p>
      <text:p text:style-name="yWritermark">[/ChID]</text:p>
      <text:p text:style-name="yWritermark">[ChID:2]</text:p>
      <text:soft-page-break/>
      <text:p text:style-name="Heading2">Chapter 2</text:p>
      <text:p text:style-name="yWritermark">[ScID:2]</text:p>
      <text:p text:style-name="Textkörper">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körper-Erstzeileneinzug">. . .</text:p>
      <text:p text:style-name="yWritermark">[/ScID]</text:p>
      <text:p text:style-name="Heading4">* * *</text:p>
      <text:p text:style-name="yWritermark">[ScID:3]</text:p>
      <text:p text:style-name="Textkörper">Hal was pacing the<text:s/>Black Gull's flight deck, ready to put his fist through the nearest wall. "What do you mean, you can't call Jerling back? What do you mean you didn't save his details?"</text:p>
      <text:p text:style-name="Textkörper-Erstzeileneinzug">"I erased the record after you turned the job down."</text:p>
      <text:p text:style-name="Textkörper-Erstzeileneinzug">"So look it up again!"</text:p>
      <text:p text:style-name="Heading2">New chapter|Inserted chapter</text:p>
      <text:p text:style-name="Textkörper-Erstzeileneinzug">"Negative, we can't afford the search fees." The Navcom hesitated. "Incidentally, it's your move."</text:p>
      <text:p text:style-name="Textkörper-Erstzeileneinzug">"How can you think of a bloody chess game at a time like this?"</text:p>
      <text:soft-page-break/>
      <text:p text:style-name="Textkörper-Erstzeileneinzug">"You're only saying that because you're losing."</text:p>
      <text:p text:style-name="Textkörper-Erstzeileneinzug"/>
      <text:p text:style-name="Textkörper-Erstzeileneinzug">. . .</text:p>
      <text:p text:style-name="yWritermark">[/ScID]</text:p>
      <text:p text:style-name="yWritermark">[/ChID]</text:p>
      <text:p text:style-name="yWritermarknotes">[ChID:3 (Notes)]</text:p>
      <text:p text:style-name="Heading2">Chapter 3</text:p>
      <text:p text:style-name="yWritermarknotes">[ScID:4 (Notes)]</text:p>
      <text:p text:style-name="Textkörper">"No sign of Jerling's pilot," said Hal, who was standing in the Black Gull's airlock peering through a scratched, yellowed porthole. He cupped his hands to the plastic and squinted, but it made little difference.<text:s/>"There could be an army out there and I wouldn't know it."</text:p>
      <text:p text:style-name="Textkörper-Erstzeileneinzug">"Why don't you open the door?" asked the Navcom.</text:p>
      <text:p text:style-name="Textkörper-Erstzeileneinzug">"No thanks. Vurdi's robot might be hanging around."</text:p>
      <text:p text:style-name="Textkörper-Erstzeileneinzug"/>
      <text:p text:style-name="Textkörper-Erstzeileneinzug">. . .</text:p>
      <text:p text:style-name="yWritermarknotes">[/ScID (Notes)]</text:p>
      <text:p text:style-name="yWritermarknotes">[/ChID (Notes)]</text:p>
      <text:p text:style-name="yWritermark">[ChID:4]</text:p>
      <text:p text:style-name="Heading2">Chapter 4</text:p>
      <text:p text:style-name="yWritermark">[ScID:5]</text:p>
      <text:p text:style-name="Textkörper">Hal emerged from the Black Gull's airlock, blinking in the sudden light. On the far side of the landing field the sun<text:s/><text:soft-page-break/>was setting behind the Lamira spaceport's administration block, which shimmered in the late afternoon heat. Clustered around the spaceport buildings were the 'A' list<text:s/>- modern, powerful ships fitted with every comfort. Parked close to the amenities, their crews could dine at one of several restaurants, enjoy the heated swimming pool and browse the shopping arcade at their leisure.</text:p>
      <text:p text:style-name="Textkörper-Erstzeileneinzug">Hal's ship was somewhat further down the alphabet, and was therefore sitting in a disused corner of the field about as far from the amenities as the nearest moon. The area around the<text:s/><text:span text:style-name="T5">Black Gull</text:span><text:s/>was little more than a graveyard for derelicts, and most of the landing pads nearby were occupied by<text:s/>graffiti-splashed wrecks with jagged gaps in their crumpled hulls. Some of the ships seemed familiar, and when Hal looked closer he realised the rusted hulks were Rigel-class freighters like his own. One or two were actually in better shape.</text:p>
      <text:p text:style-name="Textkörper-Erstzeileneinzug"/>
      <text:p text:style-name="Textkörper-Erstzeileneinzug">. . .</text:p>
      <text:p text:style-name="yWritermark">[/ScID]</text:p>
      <text:p text:style-name="Heading4">* * *</text:p>
      <text:p text:style-name="yWritermark">[ScID:6]</text:p>
      <text:p text:style-name="Textkörper">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soft-page-break/>
      <text:p text:style-name="Textkörper-Erstzeileneinzug">"Yes."</text:p>
      <text:p text:style-name="Textkörper-Erstzeileneinzug">"Run a search, please. All details on a company called Incubots."</text:p>
      <text:p text:style-name="Textkörper-Erstzeileneinzug">There was a brief pause. "Owned by Redge Muller. Incubots specialises in<text:s/>robot programming and advanced pilot training."</text:p>
      <text:p text:style-name="Textkörper-Erstzeileneinzug">Clunk looked relieved. "So that's what Mr. Jerling has in store for me. When I questioned him on the subject he was rather evasive."</text:p>
      <text:p text:style-name="Textkörper-Erstzeileneinzug">"Humans tell lies about the most trivial matters."</text:p>
      <text:p text:style-name="Textkörper-Erstzeileneinzug"/>
      <text:p text:style-name="Textkörper-Erstzeileneinzug">. . .</text:p>
      <text:p text:style-name="yWritermark">[/ScID]</text:p>
      <text:p text:style-name="Heading4">* * *</text:p>
      <text:p text:style-name="yWritermark">[ScID:7]</text:p>
      <text:p text:style-name="Textkörper">Hal left the maintenance vehicle in the spaceport's outer carpark and walked to the admin block. An information kiosk directed him to an elevator, where he pressed the button marked 'Portmaster'.</text:p>
      <text:p text:style-name="Textkörper-Erstzeileneinzug">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körper-Erstzeileneinzug"/>
      <text:p text:style-name="Textkörper-Erstzeileneinzug">. . .</text:p>
      <text:p text:style-name="yWritermark">[/ScID]</text:p>
      <text:soft-page-break/>
      <text:p text:style-name="Heading4">* * *</text:p>
      <text:p text:style-name="yWritermark">[ScID:8]</text:p>
      <text:p text:style-name="Textkörper">"Simulation suspended, incoming message."</text:p>
      <text:p text:style-name="Textkörper-Erstzeileneinzug">The cloud cities of Aklam faded from Clunk's vision. "What?"</text:p>
      <text:p text:style-name="Textkörper-Erstzeileneinzug">"Incoming message."</text:p>
      <text:p text:style-name="Textkörper-Erstzeileneinzug">"Are we meant to answer it?"</text:p>
      <text:p text:style-name="Textkörper-Erstzeileneinzug">"It's Mr. Spacejock," said the Navcom.</text:p>
      <text:p text:style-name="Textkörper-Erstzeileneinzug">Clunk sat up<text:s/>straight. "Please open the connection."</text:p>
      <text:p text:style-name="Textkörper-Erstzeileneinzug">"Hey, robot!" called Hal.</text:p>
      <text:p text:style-name="Textkörper-Erstzeileneinzug">"Yes, sir?"</text:p>
      <text:p text:style-name="Textkörper-Erstzeileneinzug">"Call Jerling and get me a loan. I need three hundred in cash for landing fees and fuel."</text:p>
      <text:p text:style-name="Textkörper-Erstzeileneinzug">"I don't think he'll lend you any money," said Clunk dubiously.</text:p>
      <text:p text:style-name="Textkörper-Erstzeileneinzug">. . .</text:p>
      <text:p text:style-name="yWritermark">[/ScID]</text:p>
      <text:p text:style-name="yWritermark">[/ChID]</text:p>
      <text:p text:style-name="yWritermark">[ChID:5]</text:p>
      <text:p text:style-name="Heading2">Chapter 5</text:p>
      <text:p text:style-name="yWritermarktodo">[ScID:9 (ToDo)]</text:p>
      <text:p text:style-name="Textkörper">Portmaster Linten studied Hal across the desk, eyes narrowed. "Are you telling me this Jerling character will pay your bill?"</text:p>
      <text:p text:style-name="Textkörper-Erstzeileneinzug">"He has to. I can't deliver his cargo if the Gull is stuck here, can I?"</text:p>
      <text:soft-page-break/>
      <text:p text:style-name="Textkörper-Erstzeileneinzug">The commset buzzed and<text:s/>Linten leant forward. "Yes?"</text:p>
      <text:p text:style-name="Textkörper-Erstzeileneinzug">There was a crackling sound. "Help! Fire!" said a voice over the noise.</text:p>
      <text:p text:style-name="Textkörper-Erstzeileneinzug">"Who is this? What are you talking about?"</text:p>
      <text:p text:style-name="Textkörper-Erstzeileneinzug">"The grass is burning," cried the voice. "There's a fire on the landing field!"</text:p>
      <text:p text:style-name="Textkörper-Erstzeileneinzug">"Which pad?"</text:p>
      <text:p text:style-name="Textkörper-Erstzeileneinzug">"Fifty-two," said<text:s/>Hal, smothering a grin. "That's Clunk." He leant towards the commset. "Clunk, is the ship in danger from this, er, fire?"</text:p>
      <text:p text:style-name="Textkörper-Erstzeileneinzug">"Not yet, Mr Spacejock, but it soon will be. Would you like me to move it out of the way?"</text:p>
      <text:p text:style-name="Textkörper-Erstzeileneinzug">"You keep your hands off the controls. I'll<text:s/>be there in a tick."</text:p>
      <text:p text:style-name="Textkörper-Erstzeileneinzug">"You'll have to hurry, the fire's right up to the refuelling cluster. If that explodes--"</text:p>
      <text:p text:style-name="Textkörper-Erstzeileneinzug"/>
      <text:p text:style-name="Textkörper-Erstzeileneinzug">. . .</text:p>
      <text:p text:style-name="yWritermarktodo">[/ScID (ToDo)]</text:p>
      <text:p text:style-name="Heading4">* * *</text:p>
      <text:p text:style-name="yWritermark">[ScID:10]</text:p>
      <text:p text:style-name="Textkörper">"Deploy fire hose!" shouted Clunk.</text:p>
      <text:p text:style-name="Textkörper-Erstzeileneinzug">"Deploying." There was a whining sound outside the hull, which stopped<text:s/>with a sharp crack.</text:p>
      <text:p text:style-name="Textkörper-Erstzeileneinzug">"What was that?"</text:p>
      <text:p text:style-name="Textkörper-Erstzeileneinzug">"The reel just fell off," said the Navcom.</text:p>
      <text:p text:style-name="Textkörper-Erstzeileneinzug"/>
      <text:p text:style-name="Textkörper-Erstzeileneinzug">. . .</text:p>
      <text:soft-page-break/>
      <text:p text:style-name="yWritermark">[/ScID]</text:p>
      <text:p text:style-name="yWritermark">[/ChID]</text:p>
      <text:p text:style-name="yWritermarktodo">[ChID:6 (ToDo)]</text:p>
      <text:p text:style-name="Heading2">Chapter 6</text:p>
      <text:p text:style-name="yWritermarktodo">[ScID:58 (ToDo)]</text:p>
      <text:p text:style-name="Textkörper">This bird is not dead ...</text:p>
      <text:p text:style-name="yWritermarktodo">[/ScID (ToDo)]</text:p>
      <text:p text:style-name="Heading4">* * *</text:p>
      <text:p text:style-name="yWritermarktodo">[ScID:12 (ToDo)]</text:p>
      <text:p text:style-name="Textkörper"/>
      <text:p text:style-name="yWritermarktodo">[/ScID (ToDo)]</text:p>
      <text:p text:style-name="yWritermarktodo">[/ChID (ToDo)]</text:p>
      <text:p text:style-name="yWritermark">[ChID:7]</text:p>
      <text:p text:style-name="Heading2">Chapter 7</text:p>
      <text:p text:style-name="yWritermark">[ScID:15]</text:p>
      <text:p text:style-name="Textkörper"/>
      <text:p text:style-name="yWritermark">[/ScID]</text:p>
      <text:p text:style-name="yWritermark">[/ChID]</text:p>
      <text:p text:style-name="yWritermark">[ChID:8]</text:p>
      <text:soft-page-break/>
      <text:p text:style-name="Heading2">Chapter 8</text:p>
      <text:p text:style-name="yWritermark">[ScID:17]</text:p>
      <text:p text:style-name="Textkörper"/>
      <text:p text:style-name="yWritermark">[/ScID]</text:p>
      <text:p text:style-name="yWritermark">[/ChID]</text:p>
      <text:p text:style-name="yWritermark">[ChID:9]</text:p>
      <text:p text:style-name="Heading2">Chapter 9</text:p>
      <text:p text:style-name="yWritermark">[ScID:19]</text:p>
      <text:p text:style-name="Textkörper"/>
      <text:p text:style-name="yWritermark">[/ScID]</text:p>
      <text:p text:style-name="yWritermark">[/ChID]</text:p>
      <text:p text:style-name="yWritermark">[ChID:10]</text:p>
      <text:p text:style-name="Heading2">Chapter 10</text:p>
      <text:p text:style-name="yWritermark">[ScID:22]</text:p>
      <text:p text:style-name="Textkörper"/>
      <text:p text:style-name="yWritermark">[/ScID]</text:p>
      <text:p text:style-name="yWritermark">[/ChID]</text:p>
      <text:p text:style-name="yWritermark">[ChID:11]</text:p>
      <text:p text:style-name="Heading2">Chapter 11</text:p>
      <text:p text:style-name="yWritermark">[ScID:25]</text:p>
      <text:p text:style-name="Textkörper"/>
      <text:p text:style-name="yWritermark">[/ScID]</text:p>
      <text:p text:style-name="Heading4">* * *</text:p>
      <text:p text:style-name="yWritermark">[ScID:27]</text:p>
      <text:p text:style-name="Textkörper"/>
      <text:p text:style-name="yWritermark">[/ScID]</text:p>
      <text:p text:style-name="yWritermark">[/ChID]</text:p>
      <text:p text:style-name="yWritermark">[ChID:12]</text:p>
      <text:p text:style-name="Heading2">Chapter 12</text:p>
      <text:p text:style-name="yWritermark">[ScID:29]</text:p>
      <text:p text:style-name="Textkörper"/>
      <text:p text:style-name="yWritermark">[/ScID]</text:p>
      <text:p text:style-name="Heading4">* * *</text:p>
      <text:p text:style-name="yWritermark">[ScID:31]</text:p>
      <text:p text:style-name="Textkörper"/>
      <text:p text:style-name="yWritermark">[/ScID]</text:p>
      <text:p text:style-name="yWritermark">[/ChID]</text:p>
      <text:p text:style-name="yWritermark">[ChID:13]</text:p>
      <text:p text:style-name="Heading2">Chapter 13</text:p>
      <text:p text:style-name="yWritermark">[ScID:34]</text:p>
      <text:p text:style-name="Textkörper"/>
      <text:p text:style-name="yWritermark">[/ScID]</text:p>
      <text:p text:style-name="yWritermark">[/ChID]</text:p>
      <text:p text:style-name="yWritermark">[ChID:14]</text:p>
      <text:p text:style-name="Heading2">Chapter 14</text:p>
      <text:p text:style-name="yWritermark">[/ChID]</text:p>
      <text:p text:style-name="yWritermark">[ChID:15]</text:p>
      <text:p text:style-name="Heading2">Chapter 15</text:p>
      <text:p text:style-name="yWritermark">[ScID:38]</text:p>
      <text:p text:style-name="Textkörper"/>
      <text:p text:style-name="yWritermark">[/ScID]</text:p>
      <text:p text:style-name="Heading4">* * *</text:p>
      <text:p text:style-name="yWritermark">[ScID:40]</text:p>
      <text:p text:style-name="Textkörper"/>
      <text:p text:style-name="yWritermark">[/ScID]</text:p>
      <text:p text:style-name="yWritermark">[/ChID]</text:p>
      <text:p text:style-name="yWritermark">[ChID:16]</text:p>
      <text:p text:style-name="Heading2">Chapter 16</text:p>
      <text:p text:style-name="yWritermark">[ScID:43]</text:p>
      <text:p text:style-name="Textkörper"/>
      <text:p text:style-name="yWritermark">[/ScID]</text:p>
      <text:p text:style-name="Heading4">* * *</text:p>
      <text:p text:style-name="yWritermark">[ScID:45]</text:p>
      <text:p text:style-name="Textkörper"/>
      <text:p text:style-name="yWritermark">[/ScID]</text:p>
      <text:p text:style-name="yWritermark">[/ChID]</text:p>
      <text:p text:style-name="yWritermark">[ChID:17]</text:p>
      <text:p text:style-name="Heading2">Chapter 17</text:p>
      <text:p text:style-name="yWritermark">[ScID:47]</text:p>
      <text:p text:style-name="Textkörper"/>
      <text:p text:style-name="yWritermark">[/ScID]</text:p>
      <text:p text:style-name="Heading4">* * *</text:p>
      <text:p text:style-name="yWritermark">[ScID:49]</text:p>
      <text:p text:style-name="Textkörper"/>
      <text:p text:style-name="yWritermark">[/ScID]</text:p>
      <text:p text:style-name="yWritermark">[/ChID]</text:p>
      <text:p text:style-name="yWritermark">[ChID:35]</text:p>
      <text:p text:style-name="Heading1">Part 2</text:p>
      <text:p text:style-name="yWritermark">[/ChID]</text:p>
      <text:soft-page-break/>
      <text:p text:style-name="yWritermark">[ChID:18]</text:p>
      <text:p text:style-name="Heading2">Chapter 18</text:p>
      <text:p text:style-name="yWritermark">[ScID:51]</text:p>
      <text:p text:style-name="Textkörper"/>
      <text:p text:style-name="yWritermark">[/ScID]</text:p>
      <text:p text:style-name="Heading4">* * *</text:p>
      <text:p text:style-name="yWritermark">[ScID:53]</text:p>
      <text:p text:style-name="Textkörper"/>
      <text:p text:style-name="yWritermark">[/ScID]</text:p>
      <text:p text:style-name="yWritermark">[/ChID]</text:p>
      <text:p text:style-name="yWritermark">[ChID:19]</text:p>
      <text:p text:style-name="Heading2">Chapter 19</text:p>
      <text:p text:style-name="yWritermark">[ScID:55]</text:p>
      <text:p text:style-name="Textkörper"/>
      <text:p text:style-name="yWritermark">[/ScID]</text:p>
      <text:p text:style-name="Heading4">* *<text:s/>*</text:p>
      <text:p text:style-name="yWritermark">[ScID:57]</text:p>
      <text:p text:style-name="Textkörper"/>
      <text:p text:style-name="yWritermark">[/ScID]</text:p>
      <text:p text:style-name="yWritermark">[/ChID]</text:p>
      <text:soft-page-break/>
      <text:p text:style-name="yWritermark">[ChID:20]</text:p>
      <text:p text:style-name="Heading2">Chapter 20</text:p>
      <text:p text:style-name="yWritermark">[ScID:60]</text:p>
      <text:p text:style-name="Textkörper"/>
      <text:p text:style-name="yWritermark">[/ScID]</text:p>
      <text:p text:style-name="Heading4">* * *</text:p>
      <text:p text:style-name="yWritermark">[ScID:62]</text:p>
      <text:p text:style-name="Textkörper"/>
      <text:p text:style-name="yWritermark">[/ScID]</text:p>
      <text:p text:style-name="Heading4">* * *</text:p>
      <text:p text:style-name="yWritermark">[ScID:64]</text:p>
      <text:p text:style-name="Textkörper"/>
      <text:p text:style-name="yWritermark">[/ScID]</text:p>
      <text:p text:style-name="yWritermark">[/ChID]</text:p>
      <text:p text:style-name="yWritermark">[ChID:21]</text:p>
      <text:p text:style-name="Heading2">Chapter 21</text:p>
      <text:p text:style-name="yWritermark">[ScID:66]</text:p>
      <text:p text:style-name="Textkörper"/>
      <text:p text:style-name="yWritermark">[/ScID]</text:p>
      <text:soft-page-break/>
      <text:p text:style-name="Heading4">* * *</text:p>
      <text:p text:style-name="yWritermark">[ScID:68]</text:p>
      <text:p text:style-name="Textkörper"/>
      <text:p text:style-name="yWritermark">[/ScID]</text:p>
      <text:p text:style-name="yWritermark">[/ChID]</text:p>
      <text:p text:style-name="yWritermark">[ChID:22]</text:p>
      <text:p text:style-name="Heading2">Chapter 22</text:p>
      <text:p text:style-name="yWritermark">[ScID:71]</text:p>
      <text:p text:style-name="Textkörper"/>
      <text:p text:style-name="yWritermark">[/ScID]</text:p>
      <text:p text:style-name="yWritermark">[/ChID]</text:p>
      <text:p text:style-name="yWritermark">[ChID:23]</text:p>
      <text:p text:style-name="Heading2">Chapter 23</text:p>
      <text:p text:style-name="yWritermark">[ScID:74]</text:p>
      <text:p text:style-name="Textkörper"/>
      <text:p text:style-name="yWritermark">[/ScID]</text:p>
      <text:p text:style-name="yWritermark">[/ChID]</text:p>
      <text:p text:style-name="yWritermark">[ChID:24]</text:p>
      <text:p text:style-name="Heading2">Chapter 24</text:p>
      <text:p text:style-name="yWritermark">[ScID:77]</text:p>
      <text:p text:style-name="Textkörper"/>
      <text:p text:style-name="yWritermark">[/ScID]</text:p>
      <text:p text:style-name="Heading4">* * *</text:p>
      <text:p text:style-name="yWritermark">[ScID:79]</text:p>
      <text:p text:style-name="Textkörper"/>
      <text:p text:style-name="yWritermark">[/ScID]</text:p>
      <text:p text:style-name="Heading4">* * *</text:p>
      <text:p text:style-name="yWritermark">[ScID:81]</text:p>
      <text:p text:style-name="Textkörper"/>
      <text:p text:style-name="yWritermark">[/ScID]</text:p>
      <text:p text:style-name="yWritermark">[/ChID]</text:p>
      <text:p text:style-name="yWritermark">[ChID:25]</text:p>
      <text:p text:style-name="Heading2">Chapter 25</text:p>
      <text:p text:style-name="yWritermark">[ScID:84]</text:p>
      <text:p text:style-name="Textkörper"/>
      <text:p text:style-name="yWritermark">[/ScID]</text:p>
      <text:p text:style-name="Heading4">* * *</text:p>
      <text:p text:style-name="yWritermark">[ScID:86]</text:p>
      <text:p text:style-name="Textkörper"/>
      <text:p text:style-name="yWritermark">[/ScID]</text:p>
      <text:p text:style-name="yWritermark">[/ChID]</text:p>
      <text:soft-page-break/>
      <text:p text:style-name="yWritermark">[ChID:26]</text:p>
      <text:p text:style-name="Heading2">Chapter 26</text:p>
      <text:p text:style-name="yWritermark">[ScID:89]</text:p>
      <text:p text:style-name="Textkörper"/>
      <text:p text:style-name="yWritermark">[/ScID]</text:p>
      <text:p text:style-name="yWritermark">[/ChID]</text:p>
      <text:p text:style-name="yWritermark">[ChID:27]</text:p>
      <text:p text:style-name="Heading2">Chapter 27</text:p>
      <text:p text:style-name="yWritermark">[ScID:92]</text:p>
      <text:p text:style-name="Textkörper"/>
      <text:p text:style-name="yWritermark">[/ScID]</text:p>
      <text:p text:style-name="Heading4">* * *</text:p>
      <text:p text:style-name="yWritermark">[ScID:94]</text:p>
      <text:p text:style-name="Textkörper"/>
      <text:p text:style-name="yWritermark">[/ScID]</text:p>
      <text:p text:style-name="yWritermark">[/ChID]</text:p>
      <text:p text:style-name="yWritermark">[ChID:28]</text:p>
      <text:p text:style-name="Heading2">Chapter 28</text:p>
      <text:p text:style-name="yWritermark">[ScID:96]</text:p>
      <text:p text:style-name="Textkörper"/>
      <text:p text:style-name="yWritermark">[/ScID]</text:p>
      <text:p text:style-name="Heading4">* * *</text:p>
      <text:p text:style-name="yWritermark">[ScID:98]</text:p>
      <text:p text:style-name="Textkörper"/>
      <text:p text:style-name="yWritermark">[/ScID]</text:p>
      <text:p text:style-name="yWritermark">[/ChID]</text:p>
      <text:p text:style-name="yWritermark">[ChID:29]</text:p>
      <text:p text:style-name="Heading2">Chapter 29</text:p>
      <text:p text:style-name="yWritermark">[ScID:101]</text:p>
      <text:p text:style-name="Textkörper"/>
      <text:p text:style-name="yWritermark">[/ScID]</text:p>
      <text:p text:style-name="Heading4">* * *</text:p>
      <text:p text:style-name="yWritermark">[ScID:103]</text:p>
      <text:p text:style-name="Textkörper"/>
      <text:p text:style-name="yWritermark">[/ScID]</text:p>
      <text:p text:style-name="Heading4">* * *</text:p>
      <text:p text:style-name="yWritermark">[ScID:105]</text:p>
      <text:p text:style-name="Textkörper"/>
      <text:p text:style-name="yWritermark">[/ScID]</text:p>
      <text:p text:style-name="yWritermark">[/ChID]</text:p>
      <text:soft-page-break/>
      <text:p text:style-name="yWritermark">[ChID:30]</text:p>
      <text:p text:style-name="Heading2">Chapter 30</text:p>
      <text:p text:style-name="yWritermark">[ScID:108]</text:p>
      <text:p text:style-name="Textkörper"/>
      <text:p text:style-name="yWritermark">[/ScID]</text:p>
      <text:p text:style-name="Heading4">* * *</text:p>
      <text:p text:style-name="yWritermark">[ScID:110]</text:p>
      <text:p text:style-name="Textkörper"/>
      <text:p text:style-name="yWritermark">[/ScID]</text:p>
      <text:p text:style-name="Heading4">* * *</text:p>
      <text:p text:style-name="yWritermark">[ScID:112]</text:p>
      <text:p text:style-name="Textkörper"/>
      <text:p text:style-name="yWritermark">[/ScID]</text:p>
      <text:p text:style-name="yWritermark">[/ChID]</text:p>
      <text:p text:style-name="yWritermark">[ChID:31]</text:p>
      <text:p text:style-name="Heading2">Chapter 31</text:p>
      <text:p text:style-name="yWritermark">[ScID:114]</text:p>
      <text:p text:style-name="Textkörper"/>
      <text:p text:style-name="yWritermark">[/ScID]</text:p>
      <text:soft-page-break/>
      <text:p text:style-name="Heading4">* * *</text:p>
      <text:p text:style-name="yWritermark">[ScID:116]</text:p>
      <text:p text:style-name="Textkörper"/>
      <text:p text:style-name="yWritermark">[/ScID]</text:p>
      <text:p text:style-name="yWritermark">[/ChID]</text:p>
      <text:p text:style-name="yWritermark">[ChID:32]</text:p>
      <text:p text:style-name="Heading2">Chapter 32</text:p>
      <text:p text:style-name="yWritermark">[ScID:119]</text:p>
      <text:p text:style-name="Textkörper"/>
      <text:p text:style-name="yWritermark">[/ScID]</text:p>
      <text:p text:style-name="yWritermark">[/ChID]</text:p>
      <text:p text:style-name="yWritermarkunused">[ChID:36 (Unused)]</text:p>
      <text:p text:style-name="Heading2">Chapter 33</text:p>
      <text:p text:style-name="yWritermarkunused">[ScID:121 (Unused)]</text:p>
      <text:p text:style-name="Textkörper">This text is not needed.</text:p>
      <text:p text:style-name="yWritermarkunused">[/ScID (Unused)]</text:p>
      <text:p text:style-name="yWritermarkunused">[/ChID (Unus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ITC Officina Sans Book" svg:font-family="ITC Officina Sans Book"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Segoe UI" style:font-name-asian="Segoe UI" style:font-name-complex="Segoe UI" fo:font-weight="normal" style:font-weight-asian="normal" style:font-weight-complex="normal" fo:font-style="normal" style:font-style-asian="normal" style:font-style-complex="normal" fo:text-transform="none" fo:font-variant="normal" style:text-line-through-type="none" style:text-outline="false" fo:text-shadow="none" style:font-relief="none" fo:color="#000000" fo:letter-spacing="normal" style:text-scale="100%" style:letter-kerning="false" style:text-position="0% 100%" fo:font-size="10pt" style:font-size-asian="10pt" style:font-size-complex="1pt" fo:background-color="transparent" style:text-underline-type="none" style:text-underline-color="font-color" style:text-emphasize="none" fo:language="en" fo:country="AU" style:language-asian="de" style:country-asian="DE" style:language-complex="ar" style:country-complex="SA" style:text-combine="none" fo:hyphenate="true"/>
    </style:default-style>
    <style:style style:name="Standard" style:display-name="Standard" style:family="paragraph">
      <style:paragraph-properties fo:widows="0" fo:orphans="0" fo:line-height="0.2875in"/>
      <style:text-properties style:font-name="Courier New" fo:font-size="12pt" style:font-size-asian="12pt" fo:hyphenate="false"/>
    </style:style>
    <style:style style:name="Absatz-Standardschriftart" style:display-name="Absatz-Standardschriftart" style:family="text"/>
    <style:style style:name="Heading1" style:display-name="Heading 1" style:family="paragraph" style:parent-style-name="Überschrift" style:next-style-name="Textkörper" style:default-outline-level="1">
      <style:paragraph-properties fo:margin-top="0.575in" fo:margin-bottom="0.2875in"/>
      <style:text-properties fo:font-weight="bold" style:font-weight-asian="bold" fo:text-transform="uppercase" fo:hyphenate="false"/>
    </style:style>
    <style:style style:name="Heading2" style:display-name="Heading 2" style:family="paragraph" style:parent-style-name="Überschrift" style:next-style-name="Textkörper" style:default-outline-level="2">
      <style:paragraph-properties fo:margin-top="0.575in" fo:margin-bottom="0.2875in"/>
      <style:text-properties fo:font-weight="bold" style:font-weight-asian="bold" fo:hyphenate="false"/>
    </style:style>
    <style:style style:name="Heading3" style:display-name="Heading 3" style:family="paragraph" style:parent-style-name="Überschrift" style:next-style-name="Textkörper" style:default-outline-level="3">
      <style:paragraph-properties fo:margin-top="0.2875in" fo:margin-bottom="0.2875in"/>
      <style:text-properties fo:font-style="italic" style:font-style-asian="italic" fo:hyphenate="false"/>
    </style:style>
    <style:style style:name="Heading4" style:display-name="Heading 4" style:family="paragraph" style:parent-style-name="Überschrift" style:next-style-name="Textkörper">
      <style:paragraph-properties fo:margin-top="0.2875in" fo:margin-bottom="0.2875in"/>
      <style:text-properties fo:hyphenate="false"/>
    </style:style>
    <style:style style:name="Heading5" style:display-name="Heading 5" style:family="paragraph" style:parent-style-name="Überschrift" style:next-style-name="Textkörper">
      <style:text-properties fo:hyphenate="false"/>
    </style:style>
    <style:style style:name="Heading6" style:display-name="Heading 6" style:family="paragraph" style:parent-style-name="Überschrift" style:next-style-name="Textkörper">
      <style:text-properties fo:hyphenate="false"/>
    </style:style>
    <style:style style:name="Heading7" style:display-name="Heading 7" style:family="paragraph" style:parent-style-name="Überschrift" style:next-style-name="Textkörper">
      <style:text-properties fo:hyphenate="false"/>
    </style:style>
    <style:style style:name="Heading8" style:display-name="Heading 8" style:family="paragraph" style:parent-style-name="Überschrift" style:next-style-name="Textkörper">
      <style:text-properties fo:hyphenate="false"/>
    </style:style>
    <style:style style:name="Heading9" style:display-name="Heading 9" style:family="paragraph" style:parent-style-name="Überschrift" style:next-style-name="Textkörper">
      <style:text-properties fo:hyphenate="false"/>
    </style:style>
    <style:style style:name="Fußnotenzeichen" style:display-name="Fußnotenzeichen" style:family="text"/>
    <style:style style:name="PageNumber" style:display-name="Page Number" style:family="text">
      <style:text-properties style:font-name="ITC Officina Sans Book" fo:font-weight="bold" style:font-weight-asian="bold" fo:letter-spacing="0.0277in" fo:font-size="7pt" style:font-size-asian="7pt"/>
    </style:style>
    <style:style style:name="Beschriftungszeichen" style:display-name="Beschriftungszeichen" style:family="text"/>
    <style:style style:name="Initialenzeichen" style:display-name="Initialenzeichen" style:family="text"/>
    <style:style style:name="Nummerierungszeichen" style:display-name="Nummerierungszeichen" style:family="text"/>
    <style:style style:name="Aufzählungszeichen1" style:display-name="Aufzählungszeichen1" style:family="text">
      <style:text-properties style:font-name="StarSymbol" fo:font-size="9pt" style:font-size-asian="9pt"/>
    </style:style>
    <style:style style:name="Hyperlink" style:display-name="Hyperlink" style:family="text">
      <style:text-properties fo:color="#000080" style:text-underline-type="single" style:text-underline-style="solid" style:text-underline-width="auto" style:text-underline-mode="continuous"/>
    </style:style>
    <style:style style:name="BesuchterHyperlink" style:display-name="BesuchterHyperlink" style:family="text">
      <style:text-properties fo:color="#800000" style:text-underline-type="single" style:text-underline-style="solid" style:text-underline-width="auto" style:text-underline-mode="continuous"/>
    </style:style>
    <style:style style:name="Platzhalter" style:display-name="Platzhalter" style:family="text">
      <style:text-properties fo:font-variant="small-caps" fo:color="#008080" style:text-underline-type="single" style:text-underline-style="dotted" style:text-underline-width="auto" style:text-underline-mode="continuous"/>
    </style:style>
    <style:style style:name="Verzeichnissprung" style:display-name="Verzeichnissprung" style:family="text"/>
    <style:style style:name="Endnotenzeichen" style:display-name="Endnotenzeichen" style:family="text"/>
    <style:style style:name="LineNumber" style:display-name="Line Number" style:family="text">
      <style:text-properties style:font-name="Courier New" fo:font-size="8pt" style:font-size-asian="8pt"/>
    </style:style>
    <style:style style:name="StichwortverzeichnisHaupteintrag" style:display-name="Stichwortverzeichnis Haupteintrag" style:family="text">
      <style:text-properties fo:font-weight="bold" style:font-weight-asian="bold" style:font-weight-complex="bold"/>
    </style:style>
    <style:style style:name="FootnoteReference" style:display-name="Footnote Reference" style:family="text">
      <style:text-properties style:text-position="super 65%"/>
    </style:style>
    <style:style style:name="EndnoteReference" style:display-name="Endnote Reference" style:family="text">
      <style:text-properties style:text-position="super 65%"/>
    </style:style>
    <style:style style:name="Rubys" style:display-name="Rubys" style:family="text">
      <style:text-properties fo:font-size="6pt" style:font-size-asian="6pt" style:font-size-complex="6pt"/>
    </style:style>
    <style:style style:name="Hervorhebung" style:display-name="Hervorhebung" style:family="text">
      <style:text-properties fo:font-style="italic" style:font-style-asian="italic" fo:background-color="transparent"/>
    </style:style>
    <style:style style:name="Zitat" style:display-name="Zitat" style:family="text">
      <style:text-properties fo:font-style="italic" style:font-style-asian="italic"/>
    </style:style>
    <style:style style:name="Fett" style:display-name="Fett" style:family="text">
      <style:text-properties fo:text-transform="uppercase"/>
    </style:style>
    <style:style style:name="Quelltext" style:display-name="Quelltext" style:family="text">
      <style:text-properties style:font-name="Cumberland" style:font-name-asian="Cumberland" style:font-name-complex="Cumberland"/>
    </style:style>
    <style:style style:name="Beispiel" style:display-name="Beispiel" style:family="text">
      <style:text-properties style:font-name="Courier New"/>
    </style:style>
    <style:style style:name="Benutzereingabe" style:display-name="Benutzereingabe" style:family="text">
      <style:text-properties style:font-name="Cumberland" style:font-name-asian="Cumberland" style:font-name-complex="Cumberland"/>
    </style:style>
    <style:style style:name="Variable" style:display-name="Variable" style:family="text">
      <style:text-properties fo:font-style="italic" style:font-style-asian="italic" style:font-style-complex="italic"/>
    </style:style>
    <style:style style:name="Definition" style:display-name="Definition" style:family="text"/>
    <style:style style:name="NichtproportionalerText" style:display-name="Nichtproportionaler Text" style:family="text">
      <style:text-properties style:font-name="Cumberland" style:font-name-asian="Cumberland" style:font-name-complex="Cumberland"/>
    </style:style>
    <style:style style:name="Zeichenformat" style:display-name="Zeichenformat" style:family="text"/>
    <style:style style:name="Textkörper" style:display-name="Textkörper" style:family="paragraph" style:parent-style-name="Standard" style:next-style-name="Textkörper-Erstzeileneinzug">
      <style:text-properties fo:hyphenate="false"/>
    </style:style>
    <style:style style:name="Textkörper-Erstzeileneinzug" style:display-name="Textkörper-Erstzeileneinzug" style:family="paragraph" style:parent-style-name="Textkörper">
      <style:paragraph-properties fo:text-indent="0.1965in"/>
      <style:text-properties fo:hyphenate="false"/>
    </style:style>
    <style:style style:name="HängenderEinzug" style:display-name="Hängender Einzug" style:family="paragraph" style:parent-style-name="Textkörper">
      <style:paragraph-properties fo:margin-left="0.3937in" fo:text-indent="-0.1965in">
        <style:tab-stops>
          <style:tab-stop style:type="left" style:position="0in"/>
        </style:tab-stops>
      </style:paragraph-properties>
      <style:text-properties fo:hyphenate="false"/>
    </style:style>
    <style:style style:name="Textkörper-Zeileneinzug" style:display-name="Textkörper-Zeileneinzug" style:family="paragraph" style:parent-style-name="Textkörper">
      <style:paragraph-properties fo:margin-left="0.1965in">
        <style:tab-stops/>
      </style:paragraph-properties>
      <style:text-properties fo:hyphenate="false"/>
    </style:style>
    <style:style style:name="Anrede" style:display-name="Anrede" style:family="paragraph" style:parent-style-name="Standard">
      <style:text-properties fo:hyphenate="false"/>
    </style:style>
    <style:style style:name="Unterschrift" style:display-name="Unterschrift" style:family="paragraph" style:parent-style-name="Standard">
      <style:text-properties fo:hyphenate="false"/>
    </style:style>
    <style:style style:name="Gegenüberstellung" style:display-name="Gegenüberstellung" style:family="paragraph" style:parent-style-name="Textkörper">
      <style:paragraph-properties fo:margin-left="1.9687in" fo:text-indent="-1.7715in">
        <style:tab-stops>
          <style:tab-stop style:type="left" style:position="0in"/>
        </style:tab-stops>
      </style:paragraph-properties>
      <style:text-properties fo:hyphenate="false"/>
    </style:style>
    <style:style style:name="AnnotationText" style:display-name="Annotation Text" style:family="paragraph" style:parent-style-name="Textkörper">
      <style:paragraph-properties fo:margin-left="1.575in">
        <style:tab-stops/>
      </style:paragraph-properties>
      <style:text-properties fo:hyphenate="false"/>
    </style:style>
    <style:style style:name="Überschrift" style:display-name="Überschrift" style:family="paragraph" style:parent-style-name="Standard" style:next-style-name="Textkörper">
      <style:paragraph-properties fo:keep-with-next="always" fo:text-align="center"/>
      <style:text-properties fo:hyphenate="false"/>
    </style:style>
    <style:style style:name="Überschrift10" style:display-name="Überschrift 10" style:family="paragraph" style:parent-style-name="Überschrift" style:next-style-name="Textkörper" style:default-outline-level="9">
      <style:text-properties fo:font-weight="bold" style:font-weight-asian="bold" fo:font-size="9pt" style:font-size-asian="9pt" fo:hyphenate="false"/>
    </style:style>
    <style:style style:name="Liste" style:display-name="Liste" style:family="paragraph" style:parent-style-name="Textkörper">
      <style:text-properties fo:hyphenate="false"/>
    </style:style>
    <style:style style:name="Nummerierung1Anfang" style:display-name="Nummerierung 1 Anfang" style:family="paragraph" style:parent-style-name="Liste">
      <style:paragraph-properties fo:margin-top="0.1666in" fo:margin-bottom="0.0833in" fo:margin-left="0.1965in" fo:text-indent="-0.1965in">
        <style:tab-stops/>
      </style:paragraph-properties>
      <style:text-properties fo:hyphenate="false"/>
    </style:style>
    <style:style style:name="Liste3" style:display-name="Liste 3" style:family="paragraph" style:parent-style-name="Liste">
      <style:paragraph-properties fo:margin-bottom="0.0833in" fo:margin-left="0.1965in" fo:text-indent="-0.1965in">
        <style:tab-stops/>
      </style:paragraph-properties>
      <style:text-properties fo:hyphenate="false"/>
    </style:style>
    <style:style style:name="Nummerierung1Ende" style:display-name="Nummerierung 1 Ende" style:family="paragraph" style:parent-style-name="Liste">
      <style:paragraph-properties fo:margin-bottom="0.1666in" fo:margin-left="0.1965in" fo:text-indent="-0.1965in">
        <style:tab-stops/>
      </style:paragraph-properties>
      <style:text-properties fo:hyphenate="false"/>
    </style:style>
    <style:style style:name="Nummerierung1Fortsetzung" style:display-name="Nummerierung 1 Fortsetzung" style:family="paragraph" style:parent-style-name="Liste">
      <style:paragraph-properties fo:margin-bottom="0.0833in" fo:margin-left="0.1965in">
        <style:tab-stops/>
      </style:paragraph-properties>
      <style:text-properties fo:hyphenate="false"/>
    </style:style>
    <style:style style:name="Nummerierung2Anfang" style:display-name="Nummerierung 2 Anfang" style:family="paragraph" style:parent-style-name="Liste">
      <style:paragraph-properties fo:margin-top="0.1666in" fo:margin-bottom="0.0833in" fo:margin-left="0.393in" fo:text-indent="-0.1965in">
        <style:tab-stops/>
      </style:paragraph-properties>
      <style:text-properties fo:hyphenate="false"/>
    </style:style>
    <style:style style:name="Listennummer2" style:display-name="Listennummer 2" style:family="paragraph" style:parent-style-name="Liste">
      <style:paragraph-properties fo:margin-bottom="0.0833in" fo:margin-left="0.393in" fo:text-indent="-0.1965in">
        <style:tab-stops/>
      </style:paragraph-properties>
      <style:text-properties fo:hyphenate="false"/>
    </style:style>
    <style:style style:name="Nummerierung2Ende" style:display-name="Nummerierung 2 Ende" style:family="paragraph" style:parent-style-name="Liste">
      <style:paragraph-properties fo:margin-bottom="0.1666in" fo:margin-left="0.393in" fo:text-indent="-0.1965in">
        <style:tab-stops/>
      </style:paragraph-properties>
      <style:text-properties fo:hyphenate="false"/>
    </style:style>
    <style:style style:name="Nummerierung2Fortsetzung" style:display-name="Nummerierung 2 Fortsetzung" style:family="paragraph" style:parent-style-name="Liste">
      <style:paragraph-properties fo:margin-bottom="0.0833in" fo:margin-left="0.393in">
        <style:tab-stops/>
      </style:paragraph-properties>
      <style:text-properties fo:hyphenate="false"/>
    </style:style>
    <style:style style:name="Nummerierung3Anfang" style:display-name="Nummerierung 3 Anfang" style:family="paragraph" style:parent-style-name="Liste">
      <style:paragraph-properties fo:margin-top="0.1666in" fo:margin-bottom="0.0833in" fo:margin-left="0.5895in" fo:text-indent="-0.1965in">
        <style:tab-stops/>
      </style:paragraph-properties>
      <style:text-properties fo:hyphenate="false"/>
    </style:style>
    <style:style style:name="Listennummer3" style:display-name="Listennummer 3" style:family="paragraph" style:parent-style-name="Liste">
      <style:paragraph-properties fo:margin-bottom="0.0833in" fo:margin-left="0.5895in" fo:text-indent="-0.1965in">
        <style:tab-stops/>
      </style:paragraph-properties>
      <style:text-properties fo:hyphenate="false"/>
    </style:style>
    <style:style style:name="Nummerierung3Ende" style:display-name="Nummerierung 3 Ende" style:family="paragraph" style:parent-style-name="Liste">
      <style:paragraph-properties fo:margin-bottom="0.1666in" fo:margin-left="0.5895in" fo:text-indent="-0.1965in">
        <style:tab-stops/>
      </style:paragraph-properties>
      <style:text-properties fo:hyphenate="false"/>
    </style:style>
    <style:style style:name="Nummerierung3Fortsetzung" style:display-name="Nummerierung 3 Fortsetzung" style:family="paragraph" style:parent-style-name="Liste">
      <style:paragraph-properties fo:margin-bottom="0.0833in" fo:margin-left="0.5895in">
        <style:tab-stops/>
      </style:paragraph-properties>
      <style:text-properties fo:hyphenate="false"/>
    </style:style>
    <style:style style:name="Nummerierung4Anfang" style:display-name="Nummerierung 4 Anfang" style:family="paragraph" style:parent-style-name="Liste">
      <style:paragraph-properties fo:margin-top="0.1666in" fo:margin-bottom="0.0833in" fo:margin-left="0.7861in" fo:text-indent="-0.1965in">
        <style:tab-stops/>
      </style:paragraph-properties>
      <style:text-properties fo:hyphenate="false"/>
    </style:style>
    <style:style style:name="Listennummer4" style:display-name="Listennummer 4" style:family="paragraph" style:parent-style-name="Liste">
      <style:paragraph-properties fo:margin-bottom="0.0833in" fo:margin-left="0.7861in" fo:text-indent="-0.1965in">
        <style:tab-stops/>
      </style:paragraph-properties>
      <style:text-properties fo:hyphenate="false"/>
    </style:style>
    <style:style style:name="Nummerierung4Ende" style:display-name="Nummerierung 4 Ende" style:family="paragraph" style:parent-style-name="Liste">
      <style:paragraph-properties fo:margin-bottom="0.1666in" fo:margin-left="0.7861in" fo:text-indent="-0.1965in">
        <style:tab-stops/>
      </style:paragraph-properties>
      <style:text-properties fo:hyphenate="false"/>
    </style:style>
    <style:style style:name="Nummerierung4Fortsetzung" style:display-name="Nummerierung 4 Fortsetzung" style:family="paragraph" style:parent-style-name="Liste">
      <style:paragraph-properties fo:margin-bottom="0.0833in" fo:margin-left="0.7861in">
        <style:tab-stops/>
      </style:paragraph-properties>
      <style:text-properties fo:hyphenate="false"/>
    </style:style>
    <style:style style:name="Nummerierung5Anfang" style:display-name="Nummerierung 5 Anfang" style:family="paragraph" style:parent-style-name="Liste">
      <style:paragraph-properties fo:margin-top="0.1666in" fo:margin-bottom="0.0833in" fo:margin-left="0.9826in" fo:text-indent="-0.1965in">
        <style:tab-stops/>
      </style:paragraph-properties>
      <style:text-properties fo:hyphenate="false"/>
    </style:style>
    <style:style style:name="Listennummer5" style:display-name="Listennummer 5" style:family="paragraph" style:parent-style-name="Liste">
      <style:paragraph-properties fo:margin-bottom="0.0833in" fo:margin-left="0.9826in" fo:text-indent="-0.1965in">
        <style:tab-stops/>
      </style:paragraph-properties>
      <style:text-properties fo:hyphenate="false"/>
    </style:style>
    <style:style style:name="Nummerierung5Ende" style:display-name="Nummerierung 5 Ende" style:family="paragraph" style:parent-style-name="Liste">
      <style:paragraph-properties fo:margin-bottom="0.1666in" fo:margin-left="0.9826in" fo:text-indent="-0.1965in">
        <style:tab-stops/>
      </style:paragraph-properties>
      <style:text-properties fo:hyphenate="false"/>
    </style:style>
    <style:style style:name="Nummerierung5Fortsetzung" style:display-name="Nummerierung 5 Fortsetzung" style:family="paragraph" style:parent-style-name="Liste">
      <style:paragraph-properties fo:margin-bottom="0.0833in" fo:margin-left="0.9826in">
        <style:tab-stops/>
      </style:paragraph-properties>
      <style:text-properties fo:hyphenate="false"/>
    </style:style>
    <style:style style:name="Aufzählung1Anfang" style:display-name="Aufzählung 1 Anfang" style:family="paragraph" style:parent-style-name="Liste">
      <style:paragraph-properties fo:margin-top="0.1666in" fo:margin-bottom="0.0833in" fo:margin-left="0.1965in" fo:text-indent="-0.1965in">
        <style:tab-stops/>
      </style:paragraph-properties>
      <style:text-properties fo:hyphenate="false"/>
    </style:style>
    <style:style style:name="Liste2" style:display-name="Liste 2" style:family="paragraph" style:parent-style-name="Liste">
      <style:paragraph-properties fo:margin-bottom="0.0833in" fo:margin-left="0.1965in" fo:text-indent="-0.1965in">
        <style:tab-stops/>
      </style:paragraph-properties>
      <style:text-properties fo:hyphenate="false"/>
    </style:style>
    <style:style style:name="Aufzählung1Ende" style:display-name="Aufzählung 1 Ende" style:family="paragraph" style:parent-style-name="Liste">
      <style:paragraph-properties fo:margin-bottom="0.1666in" fo:margin-left="0.1965in" fo:text-indent="-0.1965in">
        <style:tab-stops/>
      </style:paragraph-properties>
      <style:text-properties fo:hyphenate="false"/>
    </style:style>
    <style:style style:name="Listenfortsetzung" style:display-name="Listenfortsetzung" style:family="paragraph" style:parent-style-name="Liste">
      <style:paragraph-properties fo:margin-bottom="0.0833in" fo:margin-left="0.1965in">
        <style:tab-stops/>
      </style:paragraph-properties>
      <style:text-properties fo:hyphenate="false"/>
    </style:style>
    <style:style style:name="Aufzählung2Anfang" style:display-name="Aufzählung 2 Anfang" style:family="paragraph" style:parent-style-name="Liste">
      <style:paragraph-properties fo:margin-top="0.1666in" fo:margin-bottom="0.0833in" fo:margin-left="0.393in" fo:text-indent="-0.1965in">
        <style:tab-stops/>
      </style:paragraph-properties>
      <style:text-properties fo:hyphenate="false"/>
    </style:style>
    <style:style style:name="Aufzählungszeichen3" style:display-name="Aufzählungszeichen 3" style:family="paragraph" style:parent-style-name="Liste">
      <style:paragraph-properties fo:margin-bottom="0.0833in" fo:margin-left="0.393in" fo:text-indent="-0.1965in">
        <style:tab-stops/>
      </style:paragraph-properties>
      <style:text-properties fo:hyphenate="false"/>
    </style:style>
    <style:style style:name="Aufzählung2Ende" style:display-name="Aufzählung 2 Ende" style:family="paragraph" style:parent-style-name="Liste">
      <style:paragraph-properties fo:margin-bottom="0.1666in" fo:margin-left="0.393in" fo:text-indent="-0.1965in">
        <style:tab-stops/>
      </style:paragraph-properties>
      <style:text-properties fo:hyphenate="false"/>
    </style:style>
    <style:style style:name="Listenfortsetzung2" style:display-name="Listenfortsetzung 2" style:family="paragraph" style:parent-style-name="Liste">
      <style:paragraph-properties fo:margin-bottom="0.0833in" fo:margin-left="0.393in">
        <style:tab-stops/>
      </style:paragraph-properties>
      <style:text-properties fo:hyphenate="false"/>
    </style:style>
    <style:style style:name="Aufzählung3Anfang" style:display-name="Aufzählung 3 Anfang" style:family="paragraph" style:parent-style-name="Liste">
      <style:paragraph-properties fo:margin-top="0.1666in" fo:margin-bottom="0.0833in" fo:margin-left="0.5895in" fo:text-indent="-0.1965in">
        <style:tab-stops/>
      </style:paragraph-properties>
      <style:text-properties fo:hyphenate="false"/>
    </style:style>
    <style:style style:name="Aufzählungszeichen4" style:display-name="Aufzählungszeichen 4" style:family="paragraph" style:parent-style-name="Liste">
      <style:paragraph-properties fo:margin-bottom="0.0833in" fo:margin-left="0.5895in" fo:text-indent="-0.1965in">
        <style:tab-stops/>
      </style:paragraph-properties>
      <style:text-properties fo:hyphenate="false"/>
    </style:style>
    <style:style style:name="Aufzählung3Ende" style:display-name="Aufzählung 3 Ende" style:family="paragraph" style:parent-style-name="Liste">
      <style:paragraph-properties fo:margin-bottom="0.1666in" fo:margin-left="0.5895in" fo:text-indent="-0.1965in">
        <style:tab-stops/>
      </style:paragraph-properties>
      <style:text-properties fo:hyphenate="false"/>
    </style:style>
    <style:style style:name="Listenfortsetzung3" style:display-name="Listenfortsetzung 3" style:family="paragraph" style:parent-style-name="Liste">
      <style:paragraph-properties fo:margin-bottom="0.0833in" fo:margin-left="0.5895in">
        <style:tab-stops/>
      </style:paragraph-properties>
      <style:text-properties fo:hyphenate="false"/>
    </style:style>
    <style:style style:name="Aufzählung4Anfang" style:display-name="Aufzählung 4 Anfang" style:family="paragraph" style:parent-style-name="Liste">
      <style:paragraph-properties fo:margin-top="0.1666in" fo:margin-bottom="0.0833in" fo:margin-left="0.7861in" fo:text-indent="-0.1965in">
        <style:tab-stops/>
      </style:paragraph-properties>
      <style:text-properties fo:hyphenate="false"/>
    </style:style>
    <style:style style:name="Aufzählungszeichen5" style:display-name="Aufzählungszeichen 5" style:family="paragraph" style:parent-style-name="Liste">
      <style:paragraph-properties fo:margin-bottom="0.0833in" fo:margin-left="0.7861in" fo:text-indent="-0.1965in">
        <style:tab-stops/>
      </style:paragraph-properties>
      <style:text-properties fo:hyphenate="false"/>
    </style:style>
    <style:style style:name="Aufzählung4Ende" style:display-name="Aufzählung 4 Ende" style:family="paragraph" style:parent-style-name="Liste">
      <style:paragraph-properties fo:margin-bottom="0.1666in" fo:margin-left="0.7861in" fo:text-indent="-0.1965in">
        <style:tab-stops/>
      </style:paragraph-properties>
      <style:text-properties fo:hyphenate="false"/>
    </style:style>
    <style:style style:name="Listenfortsetzung4" style:display-name="Listenfortsetzung 4" style:family="paragraph" style:parent-style-name="Liste">
      <style:paragraph-properties fo:margin-bottom="0.0833in" fo:margin-left="0.7861in">
        <style:tab-stops/>
      </style:paragraph-properties>
      <style:text-properties fo:hyphenate="false"/>
    </style:style>
    <style:style style:name="Aufzählung5Anfang" style:display-name="Aufzählung 5 Anfang" style:family="paragraph" style:parent-style-name="Liste">
      <style:paragraph-properties fo:margin-top="0.1666in" fo:margin-bottom="0.0833in" fo:margin-left="0.9826in" fo:text-indent="-0.1965in">
        <style:tab-stops/>
      </style:paragraph-properties>
      <style:text-properties fo:hyphenate="false"/>
    </style:style>
    <style:style style:name="Listennummer" style:display-name="Listennummer" style:family="paragraph" style:parent-style-name="Liste">
      <style:paragraph-properties fo:margin-bottom="0.0833in" fo:margin-left="0.9826in" fo:text-indent="-0.1965in">
        <style:tab-stops/>
      </style:paragraph-properties>
      <style:text-properties fo:hyphenate="false"/>
    </style:style>
    <style:style style:name="Aufzählung5Ende" style:display-name="Aufzählung 5 Ende" style:family="paragraph" style:parent-style-name="Liste">
      <style:paragraph-properties fo:margin-bottom="0.1666in" fo:margin-left="0.9826in" fo:text-indent="-0.1965in">
        <style:tab-stops/>
      </style:paragraph-properties>
      <style:text-properties fo:hyphenate="false"/>
    </style:style>
    <style:style style:name="Listenfortsetzung5" style:display-name="Listenfortsetzung 5" style:family="paragraph" style:parent-style-name="Liste">
      <style:paragraph-properties fo:margin-bottom="0.0833in" fo:margin-left="0.9826in">
        <style:tab-stops/>
      </style:paragraph-properties>
      <style:text-properties fo:hyphenate="false"/>
    </style:style>
    <style:style style:name="Kopf-undFußzeile" style:display-name="Kopf- und 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fo:border-top="none" fo:border-left="none" fo:border-bottom="0.0034in solid #000000" fo:border-right="none" fo:padding-top="0in" fo:padding-left="0in" fo:padding-bottom="0.0138in" fo:padding-right="0in" style:shadow="none" fo:text-align="end">
        <style:tab-stops>
          <style:tab-stop style:type="center" style:position="3.3465in"/>
          <style:tab-stop style:type="right" style:position="6.6937in"/>
        </style:tab-stops>
      </style:paragraph-properties>
      <style:text-properties fo:font-style="italic" style:font-style-asian="italic" fo:hyphenate="false"/>
    </style:style>
    <style:style style:name="Kopfzeilelinks" style:display-name="Kopfzeile links" style:family="paragraph" style:parent-style-name="Standard">
      <style:paragraph-properties>
        <style:tab-stops>
          <style:tab-stop style:type="center" style:position="3.3465in"/>
          <style:tab-stop style:type="right" style:position="6.6937in"/>
        </style:tab-stops>
      </style:paragraph-properties>
      <style:text-properties fo:hyphenate="false"/>
    </style:style>
    <style:style style:name="Kopfzeilerechts" style:display-name="Kopfzeile rechts" style:family="paragraph" style:parent-style-name="Standard">
      <style:paragraph-properties>
        <style:tab-stops>
          <style:tab-stop style:type="center" style:position="3.3465in"/>
          <style:tab-stop style:type="right" style:position="6.6937in"/>
        </style:tab-stops>
      </style:paragraph-properties>
      <style:text-properties fo:hyphenate="false"/>
    </style:style>
    <style:style style:name="Footer" style:display-name="Footer" style:family="paragraph" style:parent-style-name="Standard">
      <style:paragraph-properties text:number-lines="false" fo:text-align="center">
        <style:tab-stops>
          <style:tab-stop style:type="center" style:position="3.3465in"/>
          <style:tab-stop style:type="right" style:position="6.6937in"/>
        </style:tab-stops>
      </style:paragraph-properties>
      <style:text-properties fo:font-size="11pt" style:font-size-asian="11pt" fo:hyphenate="false"/>
    </style:style>
    <style:style style:name="Fußzeilelinks" style:display-name="Fußzeile links" style:family="paragraph" style:parent-style-name="Standard">
      <style:paragraph-properties>
        <style:tab-stops>
          <style:tab-stop style:type="center" style:position="3.3465in"/>
          <style:tab-stop style:type="right" style:position="6.6937in"/>
        </style:tab-stops>
      </style:paragraph-properties>
      <style:text-properties fo:hyphenate="false"/>
    </style:style>
    <style:style style:name="Fußzeilerechts" style:display-name="Fußzeile rechts" style:family="paragraph" style:parent-style-name="Standard">
      <style:paragraph-properties>
        <style:tab-stops>
          <style:tab-stop style:type="center" style:position="3.3465in"/>
          <style:tab-stop style:type="right" style:position="6.6937in"/>
        </style:tab-stops>
      </style:paragraph-properties>
      <style:text-properties fo:hyphenate="false"/>
    </style:style>
    <style:style style:name="Tabelleninhalt" style:display-name="Tabelleninhalt" style:family="paragraph" style:parent-style-name="Textkörper">
      <style:text-properties fo:hyphenate="false"/>
    </style:style>
    <style:style style:name="Tabellenüberschrift" style:display-name="Tabellenüberschrift" style:family="paragraph" style:parent-style-name="Tabelleninhalt">
      <style:paragraph-properties fo:text-align="center"/>
      <style:text-properties fo:font-weight="bold" style:font-weight-asian="bold" fo:font-style="italic" style:font-style-asian="italic" fo:hyphenate="false"/>
    </style:style>
    <style:style style:name="Caption" style:display-name="Caption" style:family="paragraph" style:parent-style-name="Standard">
      <style:paragraph-properties fo:margin-top="0.0833in" fo:margin-bottom="0.0833in"/>
      <style:text-properties fo:hyphenate="false"/>
    </style:style>
    <style:style style:name="Abbildung" style:display-name="Abbildung" style:family="paragraph" style:parent-style-name="Caption">
      <style:text-properties fo:hyphenate="false"/>
    </style:style>
    <style:style style:name="Tabelle" style:display-name="Tabelle" style:family="paragraph" style:parent-style-name="Caption">
      <style:text-properties fo:hyphenate="false"/>
    </style:style>
    <style:style style:name="Text" style:display-name="Text" style:family="paragraph" style:parent-style-name="Caption">
      <style:paragraph-properties fo:margin-top="0.0826in" fo:margin-bottom="0.0826in"/>
      <style:text-properties fo:hyphenate="false"/>
    </style:style>
    <style:style style:name="Rahmeninhalt" style:display-name="Rahmeninhalt" style:family="paragraph" style:parent-style-name="Textkörper">
      <style:text-properties fo:hyphenate="false"/>
    </style:style>
    <style:style style:name="FootnoteText" style:display-name="Footnote Text" style:family="paragraph" style:parent-style-name="Standard">
      <style:paragraph-properties fo:margin-left="0.1965in" fo:text-indent="-0.1965in">
        <style:tab-stops/>
      </style:paragraph-properties>
      <style:text-properties fo:font-size="10pt" style:font-size-asian="10pt" fo:hyphenate="false"/>
    </style:style>
    <style:style style:name="EnvelopeAddress" style:display-name="Envelope Address" style:family="paragraph" style:parent-style-name="Standard">
      <style:paragraph-properties fo:margin-bottom="0.0416in"/>
      <style:text-properties fo:hyphenate="false"/>
    </style:style>
    <style:style style:name="EnvelopeReturn" style:display-name="Envelope Return" style:family="paragraph" style:parent-style-name="Standard">
      <style:paragraph-properties text:number-lines="false" fo:margin-bottom="0.0416in" fo:line-height="100%"/>
      <style:text-properties fo:hyphenate="false"/>
    </style:style>
    <style:style style:name="EndnoteText" style:display-name="Endnote Text" style:family="paragraph" style:parent-style-name="Standard">
      <style:paragraph-properties text:number-lines="false" fo:margin-left="0.1965in" fo:text-indent="-0.1965in">
        <style:tab-stops/>
      </style:paragraph-properties>
      <style:text-properties fo:font-size="10pt" style:font-size-asian="10pt" fo:hyphenate="false"/>
    </style:style>
    <style:style style:name="TableofFigures" style:display-name="Table of Figures" style:family="paragraph" style:parent-style-name="Caption">
      <style:text-properties fo:hyphenate="false"/>
    </style:style>
    <style:style style:name="Verzeichnis" style:display-name="Verzeichnis" style:family="paragraph" style:parent-style-name="Standard">
      <style:text-properties fo:hyphenate="false"/>
    </style:style>
    <style:style style:name="IndexHeading" style:display-name="Index Heading" style:family="paragraph" style:parent-style-name="Überschrift">
      <style:text-properties fo:font-weight="bold" style:font-weight-asian="bold" fo:font-size="16pt" style:font-size-asian="16pt" fo:hyphenate="false"/>
    </style:style>
    <style:style style:name="Index1" style:display-name="Index 1" style:family="paragraph" style:parent-style-name="Verzeichnis">
      <style:paragraph-properties fo:margin-left="0.1965in">
        <style:tab-stops/>
      </style:paragraph-properties>
      <style:text-properties fo:hyphenate="false"/>
    </style:style>
    <style:style style:name="Index2" style:display-name="Index 2" style:family="paragraph" style:parent-style-name="Verzeichnis">
      <style:paragraph-properties fo:margin-left="0.1965in">
        <style:tab-stops/>
      </style:paragraph-properties>
      <style:text-properties fo:hyphenate="false"/>
    </style:style>
    <style:style style:name="Index3" style:display-name="Index 3" style:family="paragraph" style:parent-style-name="Verzeichnis">
      <style:text-properties fo:hyphenate="false"/>
    </style:style>
    <style:style style:name="StichwortverzeichnisTrenner" style:display-name="Stichwortverzeichnis Trenner" style:family="paragraph" style:parent-style-name="Verzeichnis">
      <style:text-properties fo:hyphenate="false"/>
    </style:style>
    <style:style style:name="Inhaltsverzeichnisüberschrift" style:display-name="Inhaltsverzeichnisüberschrift" style:family="paragraph" style:parent-style-name="Überschrift">
      <style:text-properties fo:font-weight="bold" style:font-weight-asian="bold" fo:font-size="16pt" style:font-size-asian="16pt" fo:hyphenate="false"/>
    </style:style>
    <style:style style:name="TOC1" style:display-name="TOC 1" style:family="paragraph" style:parent-style-name="Verzeichnis">
      <style:paragraph-properties>
        <style:tab-stops>
          <style:tab-stop style:type="right" style:leader-style="dotted" style:leader-text="." style:position="6.6937in"/>
        </style:tab-stops>
      </style:paragraph-properties>
      <style:text-properties fo:hyphenate="false"/>
    </style:style>
    <style:style style:name="TOC2" style:display-name="TOC 2" style:family="paragraph" style:parent-style-name="Verzeichnis">
      <style:paragraph-properties fo:margin-left="0.1965in">
        <style:tab-stops>
          <style:tab-stop style:type="right" style:leader-style="dotted" style:leader-text="." style:position="6.4972in"/>
        </style:tab-stops>
      </style:paragraph-properties>
      <style:text-properties fo:hyphenate="false"/>
    </style:style>
    <style:style style:name="TOC3" style:display-name="TOC 3" style:family="paragraph" style:parent-style-name="Verzeichnis">
      <style:paragraph-properties fo:margin-left="0.393in">
        <style:tab-stops>
          <style:tab-stop style:type="right" style:leader-style="dotted" style:leader-text="." style:position="6.3006in"/>
        </style:tab-stops>
      </style:paragraph-properties>
      <style:text-properties fo:hyphenate="false"/>
    </style:style>
    <style:style style:name="TOC4" style:display-name="TOC 4" style:family="paragraph" style:parent-style-name="Verzeichnis">
      <style:paragraph-properties fo:margin-left="0.5895in">
        <style:tab-stops>
          <style:tab-stop style:type="right" style:leader-style="dotted" style:leader-text="." style:position="6.1041in"/>
        </style:tab-stops>
      </style:paragraph-properties>
      <style:text-properties fo:hyphenate="false"/>
    </style:style>
    <style:style style:name="TOC5" style:display-name="TOC 5" style:family="paragraph" style:parent-style-name="Verzeichnis">
      <style:paragraph-properties fo:margin-left="0.7861in">
        <style:tab-stops>
          <style:tab-stop style:type="right" style:leader-style="dotted" style:leader-text="." style:position="5.9076in"/>
        </style:tab-stops>
      </style:paragraph-properties>
      <style:text-properties fo:hyphenate="false"/>
    </style:style>
    <style:style style:name="BenutzerverzeichnisÜberschrift" style:display-name="Benutzerverzeichnis Überschrift" style:family="paragraph" style:parent-style-name="Überschrift">
      <style:text-properties fo:font-weight="bold" style:font-weight-asian="bold" fo:font-size="16pt" style:font-size-asian="16pt" fo:hyphenate="false"/>
    </style:style>
    <style:style style:name="Benutzerverzeichnis1" style:display-name="Benutzerverzeichnis 1" style:family="paragraph" style:parent-style-name="Verzeichnis">
      <style:paragraph-properties>
        <style:tab-stops>
          <style:tab-stop style:type="right" style:leader-style="dotted" style:leader-text="." style:position="6.6937in"/>
        </style:tab-stops>
      </style:paragraph-properties>
      <style:text-properties fo:hyphenate="false"/>
    </style:style>
    <style:style style:name="Benutzerverzeichnis2" style:display-name="Benutzerverzeichnis 2" style:family="paragraph" style:parent-style-name="Verzeichnis">
      <style:paragraph-properties fo:margin-left="0.1965in">
        <style:tab-stops>
          <style:tab-stop style:type="right" style:leader-style="dotted" style:leader-text="." style:position="6.4972in"/>
        </style:tab-stops>
      </style:paragraph-properties>
      <style:text-properties fo:hyphenate="false"/>
    </style:style>
    <style:style style:name="Benutzerverzeichnis3" style:display-name="Benutzerverzeichnis 3" style:family="paragraph" style:parent-style-name="Verzeichnis">
      <style:paragraph-properties fo:margin-left="0.393in">
        <style:tab-stops>
          <style:tab-stop style:type="right" style:leader-style="dotted" style:leader-text="." style:position="6.3006in"/>
        </style:tab-stops>
      </style:paragraph-properties>
      <style:text-properties fo:hyphenate="false"/>
    </style:style>
    <style:style style:name="Benutzerverzeichnis4" style:display-name="Benutzerverzeichnis 4" style:family="paragraph" style:parent-style-name="Verzeichnis">
      <style:paragraph-properties fo:margin-left="0.5895in">
        <style:tab-stops>
          <style:tab-stop style:type="right" style:leader-style="dotted" style:leader-text="." style:position="6.1041in"/>
        </style:tab-stops>
      </style:paragraph-properties>
      <style:text-properties fo:hyphenate="false"/>
    </style:style>
    <style:style style:name="Benutzerverzeichnis5" style:display-name="Benutzerverzeichnis 5" style:family="paragraph" style:parent-style-name="Verzeichnis">
      <style:paragraph-properties fo:margin-left="0.7861in">
        <style:tab-stops>
          <style:tab-stop style:type="right" style:leader-style="dotted" style:leader-text="." style:position="5.9076in"/>
        </style:tab-stops>
      </style:paragraph-properties>
      <style:text-properties fo:hyphenate="false"/>
    </style:style>
    <style:style style:name="TOC6" style:display-name="TOC 6" style:family="paragraph" style:parent-style-name="Verzeichnis">
      <style:paragraph-properties fo:margin-left="0.9826in">
        <style:tab-stops>
          <style:tab-stop style:type="right" style:leader-style="dotted" style:leader-text="." style:position="4.3722in"/>
        </style:tab-stops>
      </style:paragraph-properties>
      <style:text-properties fo:hyphenate="false"/>
    </style:style>
    <style:style style:name="TOC7" style:display-name="TOC 7" style:family="paragraph" style:parent-style-name="Verzeichnis">
      <style:paragraph-properties fo:margin-left="1.1791in">
        <style:tab-stops>
          <style:tab-stop style:type="right" style:leader-style="dotted" style:leader-text="." style:position="4.1756in"/>
        </style:tab-stops>
      </style:paragraph-properties>
      <style:text-properties fo:hyphenate="false"/>
    </style:style>
    <style:style style:name="TOC8" style:display-name="TOC 8" style:family="paragraph" style:parent-style-name="Verzeichnis">
      <style:paragraph-properties fo:margin-left="1.3756in">
        <style:tab-stops>
          <style:tab-stop style:type="right" style:leader-style="dotted" style:leader-text="." style:position="3.9791in"/>
        </style:tab-stops>
      </style:paragraph-properties>
      <style:text-properties fo:hyphenate="false"/>
    </style:style>
    <style:style style:name="TOC9" style:display-name="TOC 9" style:family="paragraph" style:parent-style-name="Verzeichnis">
      <style:paragraph-properties fo:margin-left="1.5722in">
        <style:tab-stops>
          <style:tab-stop style:type="right" style:leader-style="dotted" style:leader-text="." style:position="3.7826in"/>
        </style:tab-stops>
      </style:paragraph-properties>
      <style:text-properties fo:hyphenate="false"/>
    </style:style>
    <style:style style:name="Inhaltsverzeichnis10" style:display-name="Inhaltsverzeichnis 10" style:family="paragraph" style:parent-style-name="Verzeichnis">
      <style:paragraph-properties fo:margin-left="1.7687in">
        <style:tab-stops>
          <style:tab-stop style:type="right" style:leader-style="dotted" style:leader-text="." style:position="3.5861in"/>
        </style:tab-stops>
      </style:paragraph-properties>
      <style:text-properties fo:hyphenate="false"/>
    </style:style>
    <style:style style:name="IllustrationIndexHeading" style:display-name="Illustration Index Heading" style:family="paragraph" style:parent-style-name="Überschrift">
      <style:paragraph-properties text:number-lines="false"/>
      <style:text-properties fo:font-weight="bold" style:font-weight-asian="bold" fo:font-size="16pt" style:font-size-asian="16pt" fo:hyphenate="false"/>
    </style:style>
    <style:style style:name="IllustrationIndex1" style:display-name="Illustration Index 1" style:family="paragraph" style:parent-style-name="Verzeichnis">
      <style:paragraph-properties>
        <style:tab-stops>
          <style:tab-stop style:type="right" style:leader-style="dotted" style:leader-text="." style:position="5.3548in"/>
        </style:tab-stops>
      </style:paragraph-properties>
      <style:text-properties fo:hyphenate="false"/>
    </style:style>
    <style:style style:name="ObjektverzeichnisÜberschrift" style:display-name="Objektverzeichnis Überschrift" style:family="paragraph" style:parent-style-name="Überschrift">
      <style:paragraph-properties text:number-lines="false"/>
      <style:text-properties fo:font-weight="bold" style:font-weight-asian="bold" fo:font-size="16pt" style:font-size-asian="16pt" fo:hyphenate="false"/>
    </style:style>
    <style:style style:name="Objektverzeichnis1" style:display-name="Objektverzeichnis 1" style:family="paragraph" style:parent-style-name="Verzeichnis">
      <style:paragraph-properties>
        <style:tab-stops>
          <style:tab-stop style:type="right" style:leader-style="dotted" style:leader-text="." style:position="5.3548in"/>
        </style:tab-stops>
      </style:paragraph-properties>
      <style:text-properties fo:hyphenate="false"/>
    </style:style>
    <style:style style:name="TabellenverzeichnisÜberschrift" style:display-name="Tabellenverzeichnis Überschrift" style:family="paragraph" style:parent-style-name="Überschrift">
      <style:paragraph-properties text:number-lines="false"/>
      <style:text-properties fo:font-weight="bold" style:font-weight-asian="bold" fo:font-size="16pt" style:font-size-asian="16pt" fo:hyphenate="false"/>
    </style:style>
    <style:style style:name="Tabellenverzeichnis1" style:display-name="Tabellenverzeichnis 1" style:family="paragraph" style:parent-style-name="Verzeichnis">
      <style:paragraph-properties>
        <style:tab-stops>
          <style:tab-stop style:type="right" style:leader-style="dotted" style:leader-text="." style:position="5.3548in"/>
        </style:tab-stops>
      </style:paragraph-properties>
      <style:text-properties fo:hyphenate="false"/>
    </style:style>
    <style:style style:name="TableofAuthorities" style:display-name="Table of Authorities" style:family="paragraph" style:parent-style-name="Überschrift">
      <style:paragraph-properties text:number-lines="false"/>
      <style:text-properties fo:font-weight="bold" style:font-weight-asian="bold" fo:font-size="16pt" style:font-size-asian="16pt" fo:hyphenate="false"/>
    </style:style>
    <style:style style:name="Literaturverzeichnis1" style:display-name="Literaturverzeichnis 1" style:family="paragraph" style:parent-style-name="Verzeichnis">
      <style:paragraph-properties>
        <style:tab-stops>
          <style:tab-stop style:type="right" style:leader-style="dotted" style:leader-text="." style:position="5.3548in"/>
        </style:tab-stops>
      </style:paragraph-properties>
      <style:text-properties fo:hyphenate="false"/>
    </style:style>
    <style:style style:name="Benutzerverzeichnis6" style:display-name="Benutzerverzeichnis 6" style:family="paragraph" style:parent-style-name="Verzeichnis">
      <style:paragraph-properties fo:margin-left="0.9826in">
        <style:tab-stops>
          <style:tab-stop style:type="right" style:leader-style="dotted" style:leader-text="." style:position="4.3722in"/>
        </style:tab-stops>
      </style:paragraph-properties>
      <style:text-properties fo:hyphenate="false"/>
    </style:style>
    <style:style style:name="Benutzerverzeichnis7" style:display-name="Benutzerverzeichnis 7" style:family="paragraph" style:parent-style-name="Verzeichnis">
      <style:paragraph-properties fo:margin-left="1.1791in">
        <style:tab-stops>
          <style:tab-stop style:type="right" style:leader-style="dotted" style:leader-text="." style:position="4.1756in"/>
        </style:tab-stops>
      </style:paragraph-properties>
      <style:text-properties fo:hyphenate="false"/>
    </style:style>
    <style:style style:name="Benutzerverzeichnis8" style:display-name="Benutzerverzeichnis 8" style:family="paragraph" style:parent-style-name="Verzeichnis">
      <style:paragraph-properties fo:margin-left="1.3756in">
        <style:tab-stops>
          <style:tab-stop style:type="right" style:leader-style="dotted" style:leader-text="." style:position="3.9791in"/>
        </style:tab-stops>
      </style:paragraph-properties>
      <style:text-properties fo:hyphenate="false"/>
    </style:style>
    <style:style style:name="Benutzerverzeichnis9" style:display-name="Benutzerverzeichnis 9" style:family="paragraph" style:parent-style-name="Verzeichnis">
      <style:paragraph-properties fo:margin-left="1.5722in">
        <style:tab-stops>
          <style:tab-stop style:type="right" style:leader-style="dotted" style:leader-text="." style:position="3.7826in"/>
        </style:tab-stops>
      </style:paragraph-properties>
      <style:text-properties fo:hyphenate="false"/>
    </style:style>
    <style:style style:name="Benutzerverzeichnis10" style:display-name="Benutzerverzeichnis 10" style:family="paragraph" style:parent-style-name="Verzeichnis">
      <style:paragraph-properties fo:margin-left="1.7687in">
        <style:tab-stops>
          <style:tab-stop style:type="right" style:leader-style="dotted" style:leader-text="." style:position="3.5861in"/>
        </style:tab-stops>
      </style:paragraph-properties>
      <style:text-properties fo:hyphenate="false"/>
    </style:style>
    <style:style style:name="Titel" style:display-name="Titel" style:family="paragraph" style:parent-style-name="Standard" style:next-style-name="Untertitel">
      <style:paragraph-properties text:number-lines="false" fo:text-align="center" fo:line-height="200%"/>
      <style:text-properties fo:text-transform="uppercase" fo:hyphenate="false"/>
    </style:style>
    <style:style style:name="Untertitel" style:display-name="Untertitel" style:family="paragraph" style:parent-style-name="Titel">
      <style:text-properties fo:font-style="italic" style:font-style-asian="italic" fo:text-transform="none" fo:hyphenate="false"/>
    </style:style>
    <style:style style:name="Zitat0" style:display-name="Zitat" style:family="paragraph" style:parent-style-name="Textkörper">
      <style:paragraph-properties fo:margin-bottom="0.1965in" fo:margin-left="0.1965in" fo:margin-right="0.1965in">
        <style:tab-stops/>
      </style:paragraph-properties>
      <style:text-properties fo:hyphenate="false"/>
    </style:style>
    <style:style style:name="VorformatierterText" style:display-name="Vorformatierter Text" style:family="paragraph" style:parent-style-name="Standard">
      <style:text-properties fo:hyphenate="false"/>
    </style:style>
    <style:style style:name="HorizontaleLinie" style:display-name="Horizontale Linie" style:family="paragraph" style:parent-style-name="Standard" style:next-style-name="Textkörper">
      <style:paragraph-properties text:number-lines="false" fo:border-top="none" fo:border-left="none" fo:border-bottom="0.0104in double #808080" style:border-line-width-bottom="0.0034in 0.0034in 0.0034in" fo:border-right="none" fo:padding="0in" style:shadow="none" fo:margin-bottom="0.1965in"/>
      <style:text-properties fo:font-size="6pt" style:font-size-asian="6pt" fo:hyphenate="false"/>
    </style:style>
    <style:style style:name="Listeninhalt" style:display-name="Listeninhalt" style:family="paragraph" style:parent-style-name="Standard">
      <style:paragraph-properties fo:margin-left="0.3937in">
        <style:tab-stops/>
      </style:paragraph-properties>
      <style:text-properties fo:hyphenate="false"/>
    </style:style>
    <style:style style:name="Listenkopf" style:display-name="Listenkopf" style:family="paragraph" style:parent-style-name="Standard" style:next-style-name="Listeninhalt">
      <style:text-properties fo:hyphenate="false"/>
    </style:style>
    <style:style style:name="yWritermark" style:display-name="yWriter mark" style:family="paragraph" style:parent-style-name="Standard" style:next-style-name="Standard">
      <style:text-properties fo:color="#008000" fo:font-size="10pt" style:font-size-asian="10pt" fo:hyphenate="false"/>
    </style:style>
    <style:style style:name="yWritermarkunused" style:display-name="yWriter mark unused" style:family="paragraph" style:parent-style-name="Standard" style:next-style-name="Standard">
      <style:text-properties fo:color="#808080" fo:font-size="10pt" style:font-size-asian="10pt" fo:hyphenate="false"/>
    </style:style>
    <style:style style:name="yWritermarknotes" style:display-name="yWriter mark notes" style:family="paragraph" style:parent-style-name="Standard" style:next-style-name="Standard">
      <style:text-properties fo:color="#0000FF" fo:font-size="10pt" style:font-size-asian="10pt" fo:hyphenate="false"/>
    </style:style>
    <style:style style:name="yWritermarktodo" style:display-name="yWriter mark todo" style:family="paragraph" style:parent-style-name="Standard" style:next-style-name="Standard">
      <style:text-properties fo:color="#B22222" fo:font-size="10pt" style:font-size-asian="10pt" fo:hyphenate="false"/>
    </style: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in" fo:margin-left="1.0631in" fo:margin-bottom="0.984in" fo:margin-right="1.1812in" style:num-format="1" style:writing-mode="lr-tb">
        <style:footnote-sep style:width="0.007in" style:rel-width="33%" style:color="#000000" style:line-style="solid" style:adjustment="left"/>
      </style:page-layout-properties>
      <style:header-style>
        <style:header-footer-properties style:dynamic-spacing="true" fo:min-height="1.2597in"/>
      </style:header-style>
      <style:footer-style>
        <style:header-footer-properties style:dynamic-spacing="true" fo:min-height="0.7597in"/>
      </style:footer-style>
    </style:page-layout>
  </office:automatic-styles>
  <office:master-styles>
    <style:master-page style:name="MP0" style:page-layout-name="PL0">
      <style:footer>
        <text:p text:style-name="Footer"><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meta:initial-creator>Simon Haynes</meta:initial-creator>
    <dc:creator>Peter</dc:creator>
    <meta:creation-date>2023-05-20T16:48:00Z</meta:creation-date>
    <dc:date>2023-05-20T16:48:00Z</dc:date>
    <meta:template xlink:href="Normal.dotm" xlink:type="simple"/>
    <meta:editing-cycles>2</meta:editing-cycles>
    <meta:editing-duration>PT0S</meta:editing-duration>
    <meta:document-statistic meta:page-count="22" meta:paragraph-count="20" meta:word-count="1407" meta:character-count="10258" meta:row-count="73" meta:non-whitespace-character-count="8871"/>
  </office:meta>
</office:document-meta>
</file>